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solid" svg:stroke-width="0.035cm" svg:stroke-color="#3465a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1" style:family="graphic" style:parent-style-name="standard">
      <style:graphic-properties draw:stroke="solid" svg:stroke-width="0.035cm" svg:stroke-color="#00a65d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2" style:family="graphic" style:parent-style-name="standard">
      <style:graphic-properties draw:stroke="solid" svg:stroke-width="0.035cm" svg:stroke-color="#ed1c24" draw:marker-start-width="0.213cm" draw:marker-end-width="0.213cm" draw:stroke-linejoin="round" draw:fill="solid" draw:fill-color="#b2b2b2" draw:textarea-vertical-align="middle" draw:auto-grow-height="false" draw:fit-to-size="false" style:shrink-to-fit="false" fo:min-height="0cm" fo:min-width="0cm" fo:padding-top="0.258cm" fo:padding-bottom="0.258cm" fo:padding-left="0.258cm" fo:padding-right="0.258cm" fo:wrap-option="wrap"/>
    </style:style>
    <style:style style:name="gr93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5" style:family="graphic" style:parent-style-name="standard">
      <style:graphic-properties draw:stroke="solid" svg:stroke-width="0.026cm" svg:stroke-color="#000000" draw:stroke-linejoin="round" draw:fill="solid" draw:fill-color="#ed1c24" draw:textarea-vertical-align="middle" draw:auto-grow-height="false" draw:fit-to-size="false" style:shrink-to-fit="false" fo:min-height="0cm" fo:min-width="0.373cm" fo:padding-top="0.254cm" fo:padding-bottom="0.254cm" fo:padding-left="0.254cm" fo:padding-right="0.254cm" fo:wrap-option="wrap"/>
    </style:style>
    <style:style style:name="gr96" style:family="graphic" style:parent-style-name="standard">
      <style:graphic-properties draw:stroke="solid" svg:stroke-width="0.026cm" svg:stroke-color="#ed1c2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solid" svg:stroke-width="0.026cm" svg:stroke-color="#000000" draw:stroke-linejoin="round" draw:fill="solid" draw:fill-color="#3465a4" draw:textarea-vertical-align="middle" draw:auto-grow-height="false" draw:fit-to-size="false" style:shrink-to-fit="false" fo:min-height="0cm" fo:min-width="0.807cm" fo:padding-top="0.254cm" fo:padding-bottom="0.254cm" fo:padding-left="0.254cm" fo:padding-right="0.254cm" fo:wrap-option="wrap"/>
    </style:style>
    <style:style style:name="gr98" style:family="graphic" style:parent-style-name="standard">
      <style:graphic-properties draw:stroke="solid" svg:stroke-width="0.026cm" svg:stroke-color="#3465a4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9" style:family="graphic" style:parent-style-name="objectwithoutfill">
      <style:graphic-properties draw:marker-end="Symmetric_20_Arrow" draw:fill="none" draw:textarea-vertical-align="middle"/>
    </style:style>
    <style:style style:name="gr100" style:family="graphic" style:parent-style-name="objectwithoutfill">
      <style:graphic-properties draw:marker-end="Symmetric_20_Arrow" draw:marker-end-width="0.3cm" draw:fill="none" draw:textarea-vertical-align="middle"/>
    </style:style>
    <style:style style:name="gr10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.026cm" fo:padding-top="0.151cm" fo:padding-bottom="0.151cm" fo:padding-left="0.276cm" fo:padding-right="0.276cm"/>
    </style:style>
    <style:style style:name="gr102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10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4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105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6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07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08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09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0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1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112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113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14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15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17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8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2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26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2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28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2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31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3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33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35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3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38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3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40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41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4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43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44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45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="none" draw:fill-color="#ffffff"/>
      <style:paragraph-properties fo:text-align="start"/>
    </style:style>
    <style:style style:name="P36" style:family="paragraph">
      <style:paragraph-properties fo:text-align="start"/>
      <style:text-properties fo:font-size="14pt"/>
    </style:style>
    <style:style style:name="P37" style:family="paragraph">
      <loext:graphic-properties draw:fill="solid" draw:fill-color="#ed1c24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3465a4"/>
      <style:paragraph-properties fo:text-align="start" style:font-independent-line-spacing="true"/>
      <style:text-properties fo:font-size="14pt"/>
    </style:style>
    <style:style style:name="P39" style:family="paragraph">
      <loext:graphic-properties draw:fill-color="#ffdaa2"/>
      <style:paragraph-properties fo:text-align="center"/>
    </style:style>
    <style:style style:name="P4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1" style:family="paragraph">
      <loext:graphic-properties draw:fill-color="#f58220"/>
      <style:paragraph-properties fo:text-align="center"/>
    </style:style>
    <style:style style:name="P42" style:family="paragraph">
      <loext:graphic-properties draw:fill="solid" draw:fill-color="#fdb94d"/>
      <style:paragraph-properties fo:text-align="center"/>
    </style:style>
    <style:style style:name="P43" style:family="paragraph">
      <loext:graphic-properties draw:fill-color="#cccccc"/>
      <style:paragraph-properties fo:text-align="center"/>
    </style:style>
    <style:style style:name="P44" style:family="paragraph">
      <loext:graphic-properties draw:fill="solid" draw:fill-color="#add58a"/>
      <style:paragraph-properties fo:text-align="center"/>
    </style:style>
    <style:style style:name="P45" style:family="paragraph">
      <loext:graphic-properties draw:fill-color="#407927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9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1pt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</text:span><text:span text:style-name="T3">du</text:span><text:span text:style-name="T3">c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</text:span><text:span text:style-name="T1">a</text:span><text:span text:style-name="T1">p</text:span><text:span text:style-name="T1">p</text:span><text:span text:style-name="T1">e</text:span><text:span text:style-name="T1">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3">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</text:span><text:span text:style-name="T5">e</text:span><text:span text:style-name="T5">d</text:span><text:span text:style-name="T5">u</text:span><text:span text:style-name="T5">c</text:span><text:span text:style-name="T5">e</text:span><text:span text:style-name="T5">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</text:span><text:span text:style-name="T1">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</text:span><text:span text:style-name="T8">a</text:span><text:span text:style-name="T8">p</text:span><text:span text:style-name="T8"> 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</text:span><text:span text:style-name="T8">o</text:span><text:span text:style-name="T8">r</text:span><text:span text:style-name="T8">e</text:span><text:span text:style-name="T8">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</text:span><text:span text:style-name="T8">e</text:span><text:span text:style-name="T8">d</text:span><text:span text:style-name="T8">u</text:span><text:span text:style-name="T8">c</text:span><text:span text:style-name="T8">e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</text:span><text:span text:style-name="T8">r</text:span><text:span text:style-name="T8">a</text:span><text:span text:style-name="T8">i</text:span><text:span text:style-name="T8">l</text:span><text:span text:style-name="T8">F</text:span><text:span text:style-name="T8">i</text:span><text:span text:style-name="T8">l</text:span><text:span text:style-name="T8">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</text:span><text:span text:style-name="T8">o</text:span><text:span text:style-name="T8">r</text:span><text:span text:style-name="T8">t</text:span><text:span text:style-name="T8">e</text:span><text:span text:style-name="T8">d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  <text:p text:style-name="P8"><text:span text:style-name="T8">F</text:span><text:span text:style-name="T8">i</text:span><text:span text:style-name="T8">l</text:span><text:span text:style-name="T8">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</text:span><text:span text:style-name="T8">r</text:span><text:span text:style-name="T8">a</text:span><text:span text:style-name="T8">i</text:span><text:span text:style-name="T8">l</text:span></text:p>
            <text:p text:style-name="P8"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i</text:span><text:span text:style-name="T8">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</text:span><text:span text:style-name="T8">e</text:span><text:span text:style-name="T8">d</text:span><text:span text:style-name="T8">u</text:span><text:span text:style-name="T8">c</text:span><text:span text:style-name="T8">e</text:span><text:span text:style-name="T8"> 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</text:span><text:span text:style-name="T8">a</text:span><text:span text:style-name="T8">p</text:span></text:p>
            <text:p text:style-name="P8"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</text:span><text:span text:style-name="T8">p</text:span><text:span text:style-name="T8">p</text:span><text:span text:style-name="T8">e</text:span><text:span text:style-name="T8">n</text:span><text:span text:style-name="T8">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</text:span><text:span text:style-name="T8">a</text:span><text:span text:style-name="T8">r</text:span><text:span text:style-name="T8">a</text:span><text:span text:style-name="T8">l</text:span><text:span text:style-name="T8">l</text:span><text:span text:style-name="T8">e</text:span><text:span text:style-name="T8">l </text:span></text:p>
            <text:p text:style-name="P8"><text:span text:style-name="T8">r</text:span><text:span text:style-name="T8">e</text:span><text:span text:style-name="T8">a</text:span><text:span text:style-name="T8">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draw:line draw:style-name="gr78" draw:text-style-name="P7" draw:layer="layout" svg:x1="22.416cm" svg:y1="6.264cm" svg:x2="22.416cm" svg:y2="6.264cm">
          <text:p/>
        </draw:line>
        <draw:line draw:style-name="gr78" draw:text-style-name="P7" draw:layer="layout" svg:x1="4.116cm" svg:y1="6.264cm" svg:x2="4.1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8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draw:line draw:style-name="gr89" draw:text-style-name="P7" draw:layer="layout" svg:x1="16.11cm" svg:y1="4.472cm" svg:x2="17.37cm" svg:y2="3.956cm">
          <text:p/>
        </draw:line>
        <draw:frame draw:style-name="gr88" draw:text-style-name="P35" draw:layer="layout" svg:width="4.572cm" svg:height="2.384cm" svg:x="17.272cm" svg:y="3.017cm">
          <draw:text-box>
            <text:p text:style-name="P25">fixed size</text:p>
            <text:p text:style-name="P25">storage block</text:p>
          </draw:text-box>
        </draw:frame>
        <draw:line draw:style-name="gr78" draw:text-style-name="P7" draw:layer="layout" svg:x1="4.116cm" svg:y1="6.264cm" svg:x2="4.116cm" svg:y2="6.264cm">
          <text:p/>
        </draw:line>
        <draw:line draw:style-name="gr78" draw:text-style-name="P7" draw:layer="layout" svg:x1="22.416cm" svg:y1="6.264cm" svg:x2="22.416cm" svg:y2="6.26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4" draw:text-style-name="P7" draw:layer="layout" svg:width="1.085cm" svg:height="1.01cm" svg:x="7.76cm" svg:y="4.319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0" draw:text-style-name="P34" draw:layer="layout" svg:width="0.365cm" svg:height="0.365cm" svg:x="7.871cm" svg:y="4.416cm">
          <text:p text:style-name="P36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4.416cm">
          <text:p text:style-name="P36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2" draw:text-style-name="P34" draw:layer="layout" svg:width="0.365cm" svg:height="0.365cm" svg:x="7.871cm" svg:y="4.878cm">
          <text:p text:style-name="P36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84" draw:text-style-name="P7" draw:layer="layout" svg:width="1.085cm" svg:height="1.01cm" svg:x="7.76cm" svg:y="5.63cm">
          <text:p/>
          <draw:enhanced-geometry svg:viewBox="0 0 21600 21600" draw:type="rectangle" draw:enhanced-path="M 0 0 L 21600 0 21600 21600 0 21600 0 0 Z N"/>
        </draw:custom-shape>
        <draw:custom-shape draw:name="Google Shape;170;p29" draw:style-name="gr91" draw:text-style-name="P34" draw:layer="layout" svg:width="0.365cm" svg:height="0.365cm" svg:x="7.871cm" svg:y="5.727cm">
          <text:p text:style-name="P36"><text:span text:style-name="T9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5.727cm">
          <text:p text:style-name="P36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custom-shape draw:name="Google Shape;170;p29" draw:style-name="gr93" draw:text-style-name="P5" draw:layer="layout" svg:width="1.365cm" svg:height="0.518cm" svg:x="10.516cm" svg:y="5.21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0.596cm" svg:y="5.292cm">
            <text:p text:style-name="P36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006cm" svg:y="5.292cm">
            <text:p text:style-name="P36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4" draw:text-style-name="P34" draw:layer="layout" svg:width="0.365cm" svg:height="0.365cm" svg:x="11.418cm" svg:y="5.292cm">
            <text:p text:style-name="P36"><text:span text:style-name="T9">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name="Google Shape;170;p29" draw:style-name="gr95" draw:text-style-name="P37" draw:layer="layout" svg:width="0.931cm" svg:height="0.518cm" svg:x="10.516cm" svg:y="6.1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0.596cm" svg:y="6.194cm">
            <text:p text:style-name="P36"><text:span text:style-name="T9">0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96" draw:text-style-name="P34" draw:layer="layout" svg:width="0.365cm" svg:height="0.365cm" svg:x="11.006cm" svg:y="6.194cm">
            <text:p text:style-name="P36"><text:span text:style-name="T9">1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170;p29" draw:style-name="gr92" draw:text-style-name="P34" draw:layer="layout" svg:width="0.365cm" svg:height="0.365cm" svg:x="7.871cm" svg:y="6.179cm">
          <text:p text:style-name="P36"><text:span text:style-name="T9">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0" draw:text-style-name="P34" draw:layer="layout" svg:width="0.365cm" svg:height="0.365cm" svg:x="8.323cm" svg:y="4.878cm">
          <text:p text:style-name="P36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91" draw:text-style-name="P34" draw:layer="layout" svg:width="0.365cm" svg:height="0.365cm" svg:x="8.323cm" svg:y="6.179cm">
          <text:p text:style-name="P36"><text:span text:style-name="T9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g>
            <draw:custom-shape draw:name="Google Shape;170;p29" draw:style-name="gr97" draw:text-style-name="P38" draw:layer="layout" svg:width="1.365cm" svg:height="0.518cm" svg:x="10.516cm" svg:y="4.311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0.596cm" svg:y="4.385cm">
              <text:p text:style-name="P36"><text:span text:style-name="T9">0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006cm" svg:y="4.385cm">
              <text:p text:style-name="P36"><text:span text:style-name="T9">1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170;p29" draw:style-name="gr98" draw:text-style-name="P34" draw:layer="layout" svg:width="0.365cm" svg:height="0.365cm" svg:x="11.418cm" svg:y="4.385cm">
              <text:p text:style-name="P36"><text:span text:style-name="T9">2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line draw:style-name="gr99" draw:text-style-name="P7" draw:layer="layout" svg:x1="10.776cm" svg:y1="3.996cm" svg:x2="10.776cm" svg:y2="4.311cm">
            <text:p/>
          </draw:line>
        </draw:g>
        <draw:line draw:style-name="gr99" draw:text-style-name="P7" draw:layer="layout" svg:x1="10.776cm" svg:y1="4.903cm" svg:x2="10.776cm" svg:y2="5.218cm">
          <text:p/>
        </draw:line>
        <draw:line draw:style-name="gr99" draw:text-style-name="P7" draw:layer="layout" svg:x1="11.202cm" svg:y1="5.805cm" svg:x2="11.202cm" svg:y2="6.12cm">
          <text:p/>
        </draw:line>
        <draw:line draw:style-name="gr100" draw:text-style-name="P7" draw:layer="layout" svg:x1="10.516cm" svg:y1="6.35cm" svg:x2="8.863cm" svg:y2="6.245cm">
          <text:p/>
        </draw:line>
        <draw:line draw:style-name="gr100" draw:text-style-name="P7" draw:layer="layout" svg:x1="10.491cm" svg:y1="5.464cm" svg:x2="8.85cm" svg:y2="5.94cm">
          <text:p/>
        </draw:line>
        <draw:line draw:style-name="gr100" draw:text-style-name="P7" draw:layer="layout" svg:x1="10.516cm" svg:y1="4.572cm" svg:x2="8.851cm" svg:y2="4.826cm">
          <text:p/>
        </draw:line>
        <draw:custom-shape draw:style-name="gr101" draw:text-style-name="P7" draw:layer="layout" svg:width="0.816cm" svg:height="0.189cm" draw:transform="rotate (1.5378096039322) translate (9.319cm 6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02" draw:text-style-name="P39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40" draw:layer="layout" svg:width="22.859cm" svg:height="2.38cm" svg:x="1.27cm" svg:y="0.572cm" presentation:class="title">
          <draw:text-box>
            <text:p/>
          </draw:text-box>
        </draw:frame>
        <draw:custom-shape draw:style-name="gr103" draw:text-style-name="P39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9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3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44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5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4" draw:text-style-name="P46" draw:layer="layout" svg:width="2.462cm" svg:height="0.806cm" svg:x="3.08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3.13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0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9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7.972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8.0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04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9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14.55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14.60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13" draw:text-style-name="P45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17" draw:text-style-name="P7" draw:layer="layout" svg:x1="12.816cm" svg:y1="11.53cm" svg:x2="14.848cm" svg:y2="11.53cm">
          <text:p/>
        </draw:line>
        <draw:line draw:style-name="gr118" draw:text-style-name="P7" draw:layer="layout" svg:x1="12.816cm" svg:y1="12.546cm" svg:x2="14.848cm" svg:y2="12.546cm">
          <text:p/>
        </draw:line>
        <draw:line draw:style-name="gr119" draw:text-style-name="P7" draw:layer="layout" svg:x1="2.794cm" svg:y1="10.36cm" svg:x2="20.574cm" svg:y2="10.36cm">
          <text:p/>
        </draw:line>
        <draw:frame draw:style-name="gr120" draw:text-style-name="P46" draw:layer="layout" svg:width="2.377cm" svg:height="1.524cm" svg:x="18.759cm" svg:y="10.435cm">
          <draw:text-box>
            <text:p><text:span text:style-name="T10">R</text:span><text:span text:style-name="T10">D</text:span><text:span text:style-name="T10">M</text:span><text:span text:style-name="T10">A</text:span><text:span text:style-name="T10"> </text:span></text:p>
            <text:p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/text:p>
          </draw:text-box>
        </draw:frame>
        <draw:frame draw:style-name="gr121" draw:text-style-name="P46" draw:layer="layout" svg:width="3.724cm" svg:height="1.361cm" svg:x="18.706cm" svg:y="11.992cm">
          <draw:text-box>
            <text:p><text:span text:style-name="T10">D</text:span><text:span text:style-name="T10">i</text:span><text:span text:style-name="T10">s</text:span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e</text:span><text:span text:style-name="T10">d</text:span></text:p>
            <text:p><text:span text:style-name="T10">C</text:span><text:span text:style-name="T10">r</text:span><text:span text:style-name="T10">a</text:span><text:span text:style-name="T10">i</text:span><text:span text:style-name="T10">l </text:span><text:span text:style-name="T10">S</text:span><text:span text:style-name="T10">t</text:span><text:span text:style-name="T10">o</text:span><text:span text:style-name="T10">r</text:span><text:span text:style-name="T10">a</text:span><text:span text:style-name="T10">g</text:span><text:span text:style-name="T10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2" draw:text-style-name="P32" draw:layer="layout" svg:width="1.954cm" svg:height="1.361cm" svg:x="2.042cm" svg:y="10.821cm">
          <draw:text-box>
            <text:p text:style-name="P31"><text:span text:style-name="T10">D</text:span><text:span text:style-name="T10">R</text:span><text:span text:style-name="T10">A</text:span><text:span text:style-name="T10">M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frame draw:style-name="gr123" draw:text-style-name="P32" draw:layer="layout" svg:width="1.713cm" svg:height="1.361cm" svg:x="2.242cm" svg:y="12.091cm">
          <draw:text-box>
            <text:p text:style-name="P31"><text:span text:style-name="T10">F</text:span><text:span text:style-name="T10">l</text:span><text:span text:style-name="T10">a</text:span><text:span text:style-name="T10">s</text:span><text:span text:style-name="T10">h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24" draw:text-style-name="P35" draw:layer="layout" svg:width="2.678cm" svg:height="1.524cm" svg:x="18.704cm" svg:y="8.836cm">
          <draw:text-box>
            <text:p text:style-name="P25"><text:span text:style-name="T10">s</text:span><text:span text:style-name="T10">h</text:span><text:span text:style-name="T10">u</text:span><text:span text:style-name="T10">f</text:span><text:span text:style-name="T10">f</text:span><text:span text:style-name="T10">l</text:span><text:span text:style-name="T10">e</text:span></text:p>
            <text:p text:style-name="P25"><text:span text:style-name="T10">w</text:span><text:span text:style-name="T10">r</text:span><text:span text:style-name="T10">i</text:span><text:span text:style-name="T10">t</text:span><text:span text:style-name="T10">e</text:span><text:span text:style-name="T10">/</text:span><text:span text:style-name="T10">r</text:span><text:span text:style-name="T10">e</text:span><text:span text:style-name="T10">a</text:span><text:span text:style-name="T10">d</text:span></text:p>
          </draw:text-box>
        </draw:frame>
        <draw:custom-shape draw:style-name="gr125" draw:text-style-name="P47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7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3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8" draw:text-style-name="P43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8" draw:text-style-name="P43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1" draw:text-style-name="P43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8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29" draw:text-style-name="P39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9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40" draw:layer="layout" svg:width="22.859cm" svg:height="2.38cm" svg:x="1.27cm" svg:y="0.572cm" presentation:class="title">
          <draw:text-box>
            <text:p/>
          </draw:text-box>
        </draw:frame>
        <draw:custom-shape draw:style-name="gr103" draw:text-style-name="P39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9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3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44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5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4" draw:text-style-name="P46" draw:layer="layout" svg:width="2.462cm" svg:height="0.806cm" svg:x="5.28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29" draw:text-style-name="P39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9.472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29" draw:text-style-name="P39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15.15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13" draw:text-style-name="P45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17" draw:text-style-name="P7" draw:layer="layout" svg:x1="12.816cm" svg:y1="11.53cm" svg:x2="14.848cm" svg:y2="11.53cm">
          <text:p/>
        </draw:line>
        <draw:line draw:style-name="gr118" draw:text-style-name="P7" draw:layer="layout" svg:x1="12.816cm" svg:y1="12.546cm" svg:x2="14.848cm" svg:y2="12.546cm">
          <text:p/>
        </draw:line>
        <draw:line draw:style-name="gr119" draw:text-style-name="P7" draw:layer="layout" svg:x1="2.794cm" svg:y1="10.36cm" svg:x2="20.574cm" svg:y2="10.36cm">
          <text:p/>
        </draw:line>
        <draw:frame draw:style-name="gr120" draw:text-style-name="P46" draw:layer="layout" svg:width="2.377cm" svg:height="1.524cm" svg:x="18.759cm" svg:y="10.598cm">
          <draw:text-box>
            <text:p><text:span text:style-name="T10">R</text:span><text:span text:style-name="T10">D</text:span><text:span text:style-name="T10">M</text:span><text:span text:style-name="T10">A</text:span><text:span text:style-name="T10"> </text:span></text:p>
            <text:p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/text:p>
          </draw:text-box>
        </draw:frame>
        <draw:frame draw:style-name="gr121" draw:text-style-name="P46" draw:layer="layout" svg:width="3.724cm" svg:height="1.361cm" svg:x="18.706cm" svg:y="11.992cm">
          <draw:text-box>
            <text:p><text:span text:style-name="T10">D</text:span><text:span text:style-name="T10">i</text:span><text:span text:style-name="T10">s</text:span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e</text:span><text:span text:style-name="T10">d</text:span></text:p>
            <text:p><text:span text:style-name="T11">C</text:span><text:span text:style-name="T11">r</text:span><text:span text:style-name="T11">a</text:span><text:span text:style-name="T11">i</text:span><text:span text:style-name="T11">l</text:span><text:span text:style-name="T10"> </text:span><text:span text:style-name="T10">S</text:span><text:span text:style-name="T10">t</text:span><text:span text:style-name="T10">o</text:span><text:span text:style-name="T10">r</text:span><text:span text:style-name="T10">a</text:span><text:span text:style-name="T10">g</text:span><text:span text:style-name="T10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2" draw:text-style-name="P32" draw:layer="layout" svg:width="1.954cm" svg:height="1.361cm" svg:x="2.042cm" svg:y="10.821cm">
          <draw:text-box>
            <text:p text:style-name="P31"><text:span text:style-name="T10">D</text:span><text:span text:style-name="T10">R</text:span><text:span text:style-name="T10">A</text:span><text:span text:style-name="T10">M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frame draw:style-name="gr123" draw:text-style-name="P32" draw:layer="layout" svg:width="1.713cm" svg:height="1.361cm" svg:x="2.242cm" svg:y="12.091cm">
          <draw:text-box>
            <text:p text:style-name="P31"><text:span text:style-name="T10">F</text:span><text:span text:style-name="T10">l</text:span><text:span text:style-name="T10">a</text:span><text:span text:style-name="T10">s</text:span><text:span text:style-name="T10">h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24" draw:text-style-name="P35" draw:layer="layout" svg:width="2.678cm" svg:height="1.524cm" svg:x="18.704cm" svg:y="8.836cm">
          <draw:text-box>
            <text:p text:style-name="P25"><text:span text:style-name="T10">s</text:span><text:span text:style-name="T10">h</text:span><text:span text:style-name="T10">u</text:span><text:span text:style-name="T10">f</text:span><text:span text:style-name="T10">f</text:span><text:span text:style-name="T10">l</text:span><text:span text:style-name="T10">e</text:span></text:p>
            <text:p text:style-name="P25"><text:span text:style-name="T10">w</text:span><text:span text:style-name="T10">r</text:span><text:span text:style-name="T10">i</text:span><text:span text:style-name="T10">t</text:span><text:span text:style-name="T10">e</text:span><text:span text:style-name="T10">/</text:span><text:span text:style-name="T10">r</text:span><text:span text:style-name="T10">e</text:span><text:span text:style-name="T10">a</text:span><text:span text:style-name="T10">d</text:span></text:p>
          </draw:text-box>
        </draw:frame>
        <draw:custom-shape draw:style-name="gr125" draw:text-style-name="P47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7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3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3" draw:text-style-name="P43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3" draw:text-style-name="P43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1" draw:text-style-name="P43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4" draw:text-style-name="P33" draw:layer="layout" svg:width="3.29cm" svg:height="0.806cm" svg:x="4.8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9.0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14.7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35" draw:text-style-name="P39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9" draw:layer="layout" svg:width="1.778cm" svg:height="0.629cm" draw:transform="rotate (1.5707963267949) translate (3.366cm 9.398cm)">
          <text:p text:style-name="P8"><text:span text:style-name="T10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7" draw:text-style-name="P33" draw:layer="layout" svg:width="1.823cm" svg:height="0.806cm" svg:x="2.794cm" svg:y="6.588cm">
          <draw:text-box>
            <text:p text:style-name="P8"><text:span text:style-name="T10">D</text:span><text:span text:style-name="T10">r</text:span><text:span text:style-name="T10">i</text:span><text:span text:style-name="T10">v</text:span><text:span text:style-name="T10">e</text:span><text:span text:style-name="T10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8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9" draw:text-style-name="P39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9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40" draw:layer="layout" svg:width="22.859cm" svg:height="2.38cm" svg:x="1.27cm" svg:y="0.572cm" presentation:class="title">
          <draw:text-box>
            <text:p/>
          </draw:text-box>
        </draw:frame>
        <draw:custom-shape draw:style-name="gr103" draw:text-style-name="P39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9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3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44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5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4" draw:text-style-name="P46" draw:layer="layout" svg:width="2.462cm" svg:height="0.806cm" svg:x="5.28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29" draw:text-style-name="P39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9.472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29" draw:text-style-name="P39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39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49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49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9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15.15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13" draw:text-style-name="P45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17" draw:text-style-name="P7" draw:layer="layout" svg:x1="12.816cm" svg:y1="11.53cm" svg:x2="14.848cm" svg:y2="11.53cm">
          <text:p/>
        </draw:line>
        <draw:line draw:style-name="gr118" draw:text-style-name="P7" draw:layer="layout" svg:x1="12.816cm" svg:y1="12.546cm" svg:x2="14.848cm" svg:y2="12.546cm">
          <text:p/>
        </draw:line>
        <draw:line draw:style-name="gr119" draw:text-style-name="P7" draw:layer="layout" svg:x1="2.794cm" svg:y1="10.36cm" svg:x2="20.574cm" svg:y2="10.36cm">
          <text:p/>
        </draw:line>
        <draw:frame draw:style-name="gr120" draw:text-style-name="P46" draw:layer="layout" svg:width="2.377cm" svg:height="1.524cm" svg:x="18.759cm" svg:y="10.598cm">
          <draw:text-box>
            <text:p><text:span text:style-name="T10">R</text:span><text:span text:style-name="T10">D</text:span><text:span text:style-name="T10">M</text:span><text:span text:style-name="T10">A</text:span><text:span text:style-name="T10"> </text:span></text:p>
            <text:p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/text:p>
          </draw:text-box>
        </draw:frame>
        <draw:frame draw:style-name="gr121" draw:text-style-name="P46" draw:layer="layout" svg:width="3.724cm" svg:height="1.361cm" svg:x="18.706cm" svg:y="11.992cm">
          <draw:text-box>
            <text:p><text:span text:style-name="T10">D</text:span><text:span text:style-name="T10">i</text:span><text:span text:style-name="T10">s</text:span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e</text:span><text:span text:style-name="T10">d</text:span></text:p>
            <text:p><text:span text:style-name="T11">C</text:span><text:span text:style-name="T11">r</text:span><text:span text:style-name="T11">a</text:span><text:span text:style-name="T11">i</text:span><text:span text:style-name="T11">l</text:span><text:span text:style-name="T10"> </text:span><text:span text:style-name="T10">S</text:span><text:span text:style-name="T10">t</text:span><text:span text:style-name="T10">o</text:span><text:span text:style-name="T10">r</text:span><text:span text:style-name="T10">a</text:span><text:span text:style-name="T10">g</text:span><text:span text:style-name="T10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2" draw:text-style-name="P32" draw:layer="layout" svg:width="1.954cm" svg:height="1.361cm" svg:x="2.042cm" svg:y="10.821cm">
          <draw:text-box>
            <text:p text:style-name="P31"><text:span text:style-name="T10">D</text:span><text:span text:style-name="T10">R</text:span><text:span text:style-name="T10">A</text:span><text:span text:style-name="T10">M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frame draw:style-name="gr123" draw:text-style-name="P32" draw:layer="layout" svg:width="1.713cm" svg:height="1.361cm" svg:x="2.242cm" svg:y="12.091cm">
          <draw:text-box>
            <text:p text:style-name="P31"><text:span text:style-name="T10">F</text:span><text:span text:style-name="T10">l</text:span><text:span text:style-name="T10">a</text:span><text:span text:style-name="T10">s</text:span><text:span text:style-name="T10">h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24" draw:text-style-name="P35" draw:layer="layout" svg:width="2.678cm" svg:height="1.524cm" svg:x="18.704cm" svg:y="8.836cm">
          <draw:text-box>
            <text:p text:style-name="P25"><text:span text:style-name="T10">s</text:span><text:span text:style-name="T10">h</text:span><text:span text:style-name="T10">u</text:span><text:span text:style-name="T10">f</text:span><text:span text:style-name="T10">f</text:span><text:span text:style-name="T10">l</text:span><text:span text:style-name="T10">e</text:span></text:p>
            <text:p text:style-name="P25"><text:span text:style-name="T10">w</text:span><text:span text:style-name="T10">r</text:span><text:span text:style-name="T10">i</text:span><text:span text:style-name="T10">t</text:span><text:span text:style-name="T10">e</text:span><text:span text:style-name="T10">/</text:span><text:span text:style-name="T10">r</text:span><text:span text:style-name="T10">e</text:span><text:span text:style-name="T10">a</text:span><text:span text:style-name="T10">d</text:span></text:p>
          </draw:text-box>
        </draw:frame>
        <draw:custom-shape draw:style-name="gr125" draw:text-style-name="P47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7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3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8" draw:text-style-name="P43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8" draw:text-style-name="P43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1" draw:text-style-name="P43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4" draw:text-style-name="P33" draw:layer="layout" svg:width="3.29cm" svg:height="0.806cm" svg:x="4.8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9.0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14.7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8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139" draw:text-style-name="P49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9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40" draw:layer="layout" svg:width="22.859cm" svg:height="2.38cm" svg:x="1.27cm" svg:y="0.572cm" presentation:class="title">
          <draw:text-box>
            <text:p/>
          </draw:text-box>
        </draw:frame>
        <draw:custom-shape draw:style-name="gr103" draw:text-style-name="P39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9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7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7" draw:layer="layout" svg:width="1.419cm" svg:height="0.629cm" svg:x="5.7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3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44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5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4" draw:text-style-name="P46" draw:layer="layout" svg:width="2.462cm" svg:height="0.806cm" svg:x="5.28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39" draw:text-style-name="P49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7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7" draw:layer="layout" svg:width="1.419cm" svg:height="0.629cm" svg:x="9.9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9.472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39" draw:text-style-name="P49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9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7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47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7" draw:layer="layout" svg:width="1.419cm" svg:height="0.629cm" svg:x="15.6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15.15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custom-shape draw:style-name="gr113" draw:text-style-name="P45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17" draw:text-style-name="P7" draw:layer="layout" svg:x1="12.816cm" svg:y1="11.53cm" svg:x2="14.848cm" svg:y2="11.53cm">
          <text:p/>
        </draw:line>
        <draw:line draw:style-name="gr118" draw:text-style-name="P7" draw:layer="layout" svg:x1="12.816cm" svg:y1="12.546cm" svg:x2="14.848cm" svg:y2="12.546cm">
          <text:p/>
        </draw:line>
        <draw:line draw:style-name="gr119" draw:text-style-name="P7" draw:layer="layout" svg:x1="2.794cm" svg:y1="10.36cm" svg:x2="20.574cm" svg:y2="10.36cm">
          <text:p/>
        </draw:line>
        <draw:frame draw:style-name="gr120" draw:text-style-name="P46" draw:layer="layout" svg:width="2.377cm" svg:height="1.524cm" svg:x="18.759cm" svg:y="10.598cm">
          <draw:text-box>
            <text:p><text:span text:style-name="T10">R</text:span><text:span text:style-name="T10">D</text:span><text:span text:style-name="T10">M</text:span><text:span text:style-name="T10">A</text:span><text:span text:style-name="T10"> </text:span></text:p>
            <text:p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/text:p>
          </draw:text-box>
        </draw:frame>
        <draw:frame draw:style-name="gr121" draw:text-style-name="P46" draw:layer="layout" svg:width="3.724cm" svg:height="1.361cm" svg:x="18.706cm" svg:y="11.992cm">
          <draw:text-box>
            <text:p><text:span text:style-name="T10">D</text:span><text:span text:style-name="T10">i</text:span><text:span text:style-name="T10">s</text:span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e</text:span><text:span text:style-name="T10">d</text:span></text:p>
            <text:p><text:span text:style-name="T11">C</text:span><text:span text:style-name="T11">r</text:span><text:span text:style-name="T11">a</text:span><text:span text:style-name="T11">i</text:span><text:span text:style-name="T11">l</text:span><text:span text:style-name="T10"> </text:span><text:span text:style-name="T10">S</text:span><text:span text:style-name="T10">t</text:span><text:span text:style-name="T10">o</text:span><text:span text:style-name="T10">r</text:span><text:span text:style-name="T10">a</text:span><text:span text:style-name="T10">g</text:span><text:span text:style-name="T10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2" draw:text-style-name="P32" draw:layer="layout" svg:width="1.954cm" svg:height="1.361cm" svg:x="2.042cm" svg:y="10.821cm">
          <draw:text-box>
            <text:p text:style-name="P31"><text:span text:style-name="T10">D</text:span><text:span text:style-name="T10">R</text:span><text:span text:style-name="T10">A</text:span><text:span text:style-name="T10">M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frame draw:style-name="gr123" draw:text-style-name="P32" draw:layer="layout" svg:width="1.713cm" svg:height="1.361cm" svg:x="2.242cm" svg:y="12.091cm">
          <draw:text-box>
            <text:p text:style-name="P31"><text:span text:style-name="T10">F</text:span><text:span text:style-name="T10">l</text:span><text:span text:style-name="T10">a</text:span><text:span text:style-name="T10">s</text:span><text:span text:style-name="T10">h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24" draw:text-style-name="P35" draw:layer="layout" svg:width="2.678cm" svg:height="1.524cm" svg:x="18.704cm" svg:y="8.836cm">
          <draw:text-box>
            <text:p text:style-name="P25"><text:span text:style-name="T10">s</text:span><text:span text:style-name="T10">h</text:span><text:span text:style-name="T10">u</text:span><text:span text:style-name="T10">f</text:span><text:span text:style-name="T10">f</text:span><text:span text:style-name="T10">l</text:span><text:span text:style-name="T10">e</text:span></text:p>
            <text:p text:style-name="P25"><text:span text:style-name="T10">w</text:span><text:span text:style-name="T10">r</text:span><text:span text:style-name="T10">i</text:span><text:span text:style-name="T10">t</text:span><text:span text:style-name="T10">e</text:span><text:span text:style-name="T10">/</text:span><text:span text:style-name="T10">r</text:span><text:span text:style-name="T10">e</text:span><text:span text:style-name="T10">a</text:span><text:span text:style-name="T10">d</text:span></text:p>
          </draw:text-box>
        </draw:frame>
        <draw:custom-shape draw:style-name="gr125" draw:text-style-name="P47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7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3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8" draw:text-style-name="P43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8" draw:text-style-name="P43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1" draw:text-style-name="P43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4" draw:text-style-name="P33" draw:layer="layout" svg:width="3.29cm" svg:height="0.806cm" svg:x="4.8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9.0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frame draw:style-name="gr134" draw:text-style-name="P33" draw:layer="layout" svg:width="3.29cm" svg:height="0.806cm" svg:x="14.738cm" svg:y="6.588cm">
          <draw:text-box>
            <text:p text:style-name="P8"><text:span text:style-name="T10"><text:s text:c="2"/></text:span><text:span text:style-name="T10"><text:s text:c="2"/></text:span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8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Title_20_and_20_Content" presentation:presentation-page-layout-name="AL1T19">
        <office:forms form:automatic-focus="false" form:apply-design-mode="false"/>
        <draw:custom-shape draw:style-name="gr102" draw:text-style-name="P39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40" draw:layer="layout" svg:width="22.859cm" svg:height="2.38cm" svg:x="1.27cm" svg:y="0.572cm" presentation:class="title">
          <draw:text-box>
            <text:p/>
          </draw:text-box>
        </draw:frame>
        <draw:custom-shape draw:style-name="gr103" draw:text-style-name="P39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9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3.59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3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2" draw:text-style-name="P44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5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4" draw:text-style-name="P46" draw:layer="layout" svg:width="2.462cm" svg:height="0.806cm" svg:x="3.08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3.13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04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39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8.487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7.972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8.0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04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9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1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1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1" draw:layer="layout" svg:width="1.419cm" svg:height="0.629cm" svg:x="15.069cm" svg:y="8.751cm">
          <text:p text:style-name="P8"><text:span text:style-name="T10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46" draw:layer="layout" svg:width="2.462cm" svg:height="0.806cm" svg:x="14.554cm" svg:y="7.758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o</text:span><text:span text:style-name="T10">r</text:span></text:p>
          </draw:text-box>
        </draw:frame>
        <draw:frame draw:style-name="gr115" draw:text-style-name="P46" draw:layer="layout" svg:width="2.09cm" svg:height="0.806cm" svg:x="14.602cm" svg:y="6.912cm">
          <draw:text-box>
            <text:p><text:span text:style-name="T10">W</text:span><text:span text:style-name="T10">o</text:span><text:span text:style-name="T10">r</text:span><text:span text:style-name="T10">k</text:span><text:span text:style-name="T10">e</text:span><text:span text:style-name="T10">r</text:span></text:p>
          </draw:text-box>
        </draw:frame>
        <draw:custom-shape draw:style-name="gr113" draw:text-style-name="P45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3" draw:text-style-name="P45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1" draw:text-style-name="P43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1" draw:text-style-name="P43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17" draw:text-style-name="P7" draw:layer="layout" svg:x1="12.816cm" svg:y1="11.53cm" svg:x2="14.848cm" svg:y2="11.53cm">
          <text:p/>
        </draw:line>
        <draw:line draw:style-name="gr118" draw:text-style-name="P7" draw:layer="layout" svg:x1="12.816cm" svg:y1="12.546cm" svg:x2="14.848cm" svg:y2="12.546cm">
          <text:p/>
        </draw:line>
        <draw:line draw:style-name="gr119" draw:text-style-name="P7" draw:layer="layout" svg:x1="2.794cm" svg:y1="10.36cm" svg:x2="20.574cm" svg:y2="10.36cm">
          <text:p/>
        </draw:line>
        <draw:frame draw:style-name="gr120" draw:text-style-name="P46" draw:layer="layout" svg:width="2.377cm" svg:height="1.524cm" svg:x="18.759cm" svg:y="10.435cm">
          <draw:text-box>
            <text:p><text:span text:style-name="T10">R</text:span><text:span text:style-name="T10">D</text:span><text:span text:style-name="T10">M</text:span><text:span text:style-name="T10">A</text:span><text:span text:style-name="T10"> </text:span></text:p>
            <text:p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 </text:span></text:p>
          </draw:text-box>
        </draw:frame>
        <draw:frame draw:style-name="gr121" draw:text-style-name="P46" draw:layer="layout" svg:width="3.724cm" svg:height="1.361cm" svg:x="18.706cm" svg:y="11.992cm">
          <draw:text-box>
            <text:p><text:span text:style-name="T10">D</text:span><text:span text:style-name="T10">i</text:span><text:span text:style-name="T10">s</text:span><text:span text:style-name="T10">a</text:span><text:span text:style-name="T10">g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e</text:span><text:span text:style-name="T10">d</text:span></text:p>
            <text:p><text:span text:style-name="T10">C</text:span><text:span text:style-name="T10">r</text:span><text:span text:style-name="T10">a</text:span><text:span text:style-name="T10">i</text:span><text:span text:style-name="T10">l </text:span><text:span text:style-name="T10">S</text:span><text:span text:style-name="T10">t</text:span><text:span text:style-name="T10">o</text:span><text:span text:style-name="T10">r</text:span><text:span text:style-name="T10">a</text:span><text:span text:style-name="T10">g</text:span><text:span text:style-name="T10">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22" draw:text-style-name="P32" draw:layer="layout" svg:width="1.954cm" svg:height="1.361cm" svg:x="2.042cm" svg:y="10.821cm">
          <draw:text-box>
            <text:p text:style-name="P31"><text:span text:style-name="T10">D</text:span><text:span text:style-name="T10">R</text:span><text:span text:style-name="T10">A</text:span><text:span text:style-name="T10">M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frame draw:style-name="gr123" draw:text-style-name="P32" draw:layer="layout" svg:width="1.713cm" svg:height="1.361cm" svg:x="2.242cm" svg:y="12.091cm">
          <draw:text-box>
            <text:p text:style-name="P31"><text:span text:style-name="T10">F</text:span><text:span text:style-name="T10">l</text:span><text:span text:style-name="T10">a</text:span><text:span text:style-name="T10">s</text:span><text:span text:style-name="T10">h</text:span></text:p>
            <text:p text:style-name="P31"><text:span text:style-name="T10">t</text:span><text:span text:style-name="T10">i</text:span><text:span text:style-name="T10">e</text:span><text:span text:style-name="T10">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24" draw:text-style-name="P35" draw:layer="layout" svg:width="2.678cm" svg:height="1.524cm" svg:x="18.704cm" svg:y="8.836cm">
          <draw:text-box>
            <text:p text:style-name="P25"><text:span text:style-name="T10">s</text:span><text:span text:style-name="T10">h</text:span><text:span text:style-name="T10">u</text:span><text:span text:style-name="T10">f</text:span><text:span text:style-name="T10">f</text:span><text:span text:style-name="T10">l</text:span><text:span text:style-name="T10">e</text:span></text:p>
            <text:p text:style-name="P25"><text:span text:style-name="T10">w</text:span><text:span text:style-name="T10">r</text:span><text:span text:style-name="T10">i</text:span><text:span text:style-name="T10">t</text:span><text:span text:style-name="T10">e</text:span><text:span text:style-name="T10">/</text:span><text:span text:style-name="T10">r</text:span><text:span text:style-name="T10">e</text:span><text:span text:style-name="T10">a</text:span><text:span text:style-name="T10">d</text:span></text:p>
          </draw:text-box>
        </draw:frame>
        <draw:custom-shape draw:style-name="gr125" draw:text-style-name="P47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7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7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3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8" draw:text-style-name="P43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8" draw:text-style-name="P43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1" draw:text-style-name="P43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113" draw:text-style-name="P45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43" draw:text-style-name="P39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8" draw:layer="layout" svg:width="3.556cm" svg:height="1.156cm" svg:x="7.728cm" svg:y="4.884cm">
            <text:p text:style-name="P8"><text:span text:style-name="T12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45" draw:text-style-name="P7" draw:layer="layout" svg:x1="8.896cm" svg:y1="6.079cm" svg:x2="4.673cm" svg:y2="7.716cm">
          <text:p/>
        </draw:line>
        <draw:line draw:style-name="gr145" draw:text-style-name="P7" draw:layer="layout" svg:x1="9.245cm" svg:y1="6.079cm" svg:x2="5.53cm" svg:y2="7.857cm">
          <text:p/>
        </draw:line>
        <draw:line draw:style-name="gr145" draw:text-style-name="P7" draw:layer="layout" svg:x1="9.499cm" svg:y1="6.062cm" svg:x2="10.102cm" svg:y2="7.686cm">
          <text:p/>
        </draw:line>
        <draw:line draw:style-name="gr145" draw:text-style-name="P7" draw:layer="layout" svg:x1="9.753cm" svg:y1="6.057cm" svg:x2="10.515cm" svg:y2="7.788cm">
          <text:p/>
        </draw:line>
        <draw:line draw:style-name="gr145" draw:text-style-name="P7" draw:layer="layout" svg:x1="10.544cm" svg:y1="6.079cm" svg:x2="14.602cm" svg:y2="8.365cm">
          <text:p/>
        </draw:line>
        <draw:line draw:style-name="gr145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8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</text:span><text:span text:style-name="MT2"> </text:span><text:span text:style-name="MT2">Y</text:span><text:span text:style-name="MT2">o</text:span><text:span text:style-name="MT2">u</text:span><text:span text:style-name="MT2">r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 </text:span><text:span text:style-name="MT8">y</text:span><text:span text:style-name="MT8">o</text:span><text:span text:style-name="MT8">u</text:span><text:span text:style-name="MT8">r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 </text:span><text:span text:style-name="MT8">b</text:span><text:span text:style-name="MT8">y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 </text:span><text:span text:style-name="MT8">f</text:span><text:span text:style-name="MT8">o</text:span><text:span text:style-name="MT8">o</text:span><text:span text:style-name="MT8">t</text:span><text:span text:style-name="MT8">e</text:span><text:span text:style-name="MT8">r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 </text:span><text:span text:style-name="MT8">y</text:span><text:span text:style-name="MT8">o</text:span><text:span text:style-name="MT8">u</text:span><text:span text:style-name="MT8">r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 </text:span><text:span text:style-name="MT8">b</text:span><text:span text:style-name="MT8">y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 </text:span><text:span text:style-name="MT8">f</text:span><text:span text:style-name="MT8">o</text:span><text:span text:style-name="MT8">o</text:span><text:span text:style-name="MT8">t</text:span><text:span text:style-name="MT8">e</text:span><text:span text:style-name="MT8">r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58</meta:editing-cycles>
    <meta:creation-date>2018-05-14T13:01:55.594807701</meta:creation-date>
    <dc:date>2019-03-01T16:04:31.778834776</dc:date>
    <meta:editing-duration>P2DT9H17M13S</meta:editing-duration>
    <meta:generator>LibreOffice/6.0.7.3$Linux_X86_64 LibreOffice_project/00m0$Build-3</meta:generator>
    <meta:document-statistic meta:object-count="7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